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Body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OutputStream.NoBod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Servlet.service( ServletRequest req , Servlet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Servlet.getAllDeclaredMethods( Class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Body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Servlet.doOptions( HttpServletRequest req , HttpServletResponse resp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oBody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OutputStream.write( byte buf [ ]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Body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s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rvlet.doHead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.doGet( HttpServletRequest req , HttpServletResponse res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ervlet.doDelete( HttpServletRequest req , HttpServletResponse res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Body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ody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Servlet.maybeSetLastModified( HttpServletResponse resp , long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ervlet.doPost( HttpServletRequest req , HttpServletResponse res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Body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ody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NoBodyResponse( HttpServletRespons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odyOutputStream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ody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Servlet.getLastModified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.doTrace( HttpServletRequest req , HttpServletResponse res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Body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Body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Servlet.doPut( HttpServletRequest req , HttpServletResponse res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ervlet.service( HttpServletRequest req , HttpServletResponse res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oBodyResponse.get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ervlet.Http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